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7896in" table:align="left"/>
    </style:style>
    <style:style style:name="Table1.A" style:family="table-column">
      <style:table-column-properties style:column-width="1.7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125in" table:align="left"/>
    </style:style>
    <style:style style:name="Table2.A" style:family="table-column">
      <style:table-column-properties style:column-width="2.21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0965in" table:align="left"/>
    </style:style>
    <style:style style:name="Table3.A" style:family="table-column">
      <style:table-column-properties style:column-width="0.096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4986in" table:align="left"/>
    </style:style>
    <style:style style:name="Table4.A" style:family="table-column">
      <style:table-column-properties style:column-width="1.498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8458in" table:align="left"/>
    </style:style>
    <style:style style:name="Table5.A" style:family="table-column">
      <style:table-column-properties style:column-width="1.845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1153in" table:align="left"/>
    </style:style>
    <style:style style:name="Table6.A" style:family="table-column">
      <style:table-column-properties style:column-width="1.115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6993in" table:align="left"/>
    </style:style>
    <style:style style:name="Table7.A" style:family="table-column">
      <style:table-column-properties style:column-width="2.699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0965in" table:align="left"/>
    </style:style>
    <style:style style:name="Table8.A" style:family="table-column">
      <style:table-column-properties style:column-width="0.096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1438in" table:align="left"/>
    </style:style>
    <style:style style:name="Table9.A" style:family="table-column">
      <style:table-column-properties style:column-width="1.14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775in" table:align="left"/>
    </style:style>
    <style:style style:name="Table10.A" style:family="table-column">
      <style:table-column-properties style:column-width="2.77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2132in" table:align="left"/>
    </style:style>
    <style:style style:name="Table11.A" style:family="table-column">
      <style:table-column-properties style:column-width="1.21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2979in" table:align="left"/>
    </style:style>
    <style:style style:name="Table12.A" style:family="table-column">
      <style:table-column-properties style:column-width="2.297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2681in" table:align="left"/>
    </style:style>
    <style:style style:name="Table13.A" style:family="table-column">
      <style:table-column-properties style:column-width="1.268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2194in" table:align="left"/>
    </style:style>
    <style:style style:name="Table14.A" style:family="table-column">
      <style:table-column-properties style:column-width="0.219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6069in" table:align="left"/>
    </style:style>
    <style:style style:name="Table15.A" style:family="table-column">
      <style:table-column-properties style:column-width="1.606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2.7917in" table:align="left"/>
    </style:style>
    <style:style style:name="Table16.A" style:family="table-column">
      <style:table-column-properties style:column-width="2.7917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2.5403in" table:align="left"/>
    </style:style>
    <style:style style:name="Table17.A" style:family="table-column">
      <style:table-column-properties style:column-width="2.5403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8528in" table:align="left"/>
    </style:style>
    <style:style style:name="Table18.A" style:family="table-column">
      <style:table-column-properties style:column-width="2.8528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3.6028in" table:align="left"/>
    </style:style>
    <style:style style:name="Table19.A" style:family="table-column">
      <style:table-column-properties style:column-width="3.6028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2194in" table:align="left"/>
    </style:style>
    <style:style style:name="Table20.A" style:family="table-column">
      <style:table-column-properties style:column-width="0.219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9688in" table:align="left"/>
    </style:style>
    <style:style style:name="Table21.A" style:family="table-column">
      <style:table-column-properties style:column-width="1.9688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2194in" table:align="left"/>
    </style:style>
    <style:style style:name="Table22.A" style:family="table-column">
      <style:table-column-properties style:column-width="0.219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2049in" table:align="left"/>
    </style:style>
    <style:style style:name="Table23.A" style:family="table-column">
      <style:table-column-properties style:column-width="2.2049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1.1569in" table:align="left"/>
    </style:style>
    <style:style style:name="Table24.A" style:family="table-column">
      <style:table-column-properties style:column-width="1.1569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0944in" table:align="left"/>
    </style:style>
    <style:style style:name="Table25.A" style:family="table-column">
      <style:table-column-properties style:column-width="1.094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1.5542in" table:align="left"/>
    </style:style>
    <style:style style:name="Table26.A" style:family="table-column">
      <style:table-column-properties style:column-width="1.5542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2194in" table:align="left"/>
    </style:style>
    <style:style style:name="Table27.A" style:family="table-column">
      <style:table-column-properties style:column-width="0.219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4403in" table:align="left"/>
    </style:style>
    <style:style style:name="Table28.A" style:family="table-column">
      <style:table-column-properties style:column-width="1.4403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1049in" table:align="left"/>
    </style:style>
    <style:style style:name="Table29.A" style:family="table-column">
      <style:table-column-properties style:column-width="1.1049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2194in" table:align="left"/>
    </style:style>
    <style:style style:name="Table30.A" style:family="table-column">
      <style:table-column-properties style:column-width="0.2194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2194in" table:align="left"/>
    </style:style>
    <style:style style:name="Table31.A" style:family="table-column">
      <style:table-column-properties style:column-width="0.2194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2.5389in" table:align="left"/>
    </style:style>
    <style:style style:name="Table32.A" style:family="table-column">
      <style:table-column-properties style:column-width="2.538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491in" table:align="left"/>
    </style:style>
    <style:style style:name="Table33.A" style:family="table-column">
      <style:table-column-properties style:column-width="1.491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0944in" table:align="left"/>
    </style:style>
    <style:style style:name="Table34.A" style:family="table-column">
      <style:table-column-properties style:column-width="1.0944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1.8882in" table:align="left"/>
    </style:style>
    <style:style style:name="Table35.A" style:family="table-column">
      <style:table-column-properties style:column-width="1.8882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2194in" table:align="left"/>
    </style:style>
    <style:style style:name="Table36.A" style:family="table-column">
      <style:table-column-properties style:column-width="0.219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4403in" table:align="left"/>
    </style:style>
    <style:style style:name="Table37.A" style:family="table-column">
      <style:table-column-properties style:column-width="1.4403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1.1049in" table:align="left"/>
    </style:style>
    <style:style style:name="Table38.A" style:family="table-column">
      <style:table-column-properties style:column-width="1.1049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2194in" table:align="left"/>
    </style:style>
    <style:style style:name="Table39.A" style:family="table-column">
      <style:table-column-properties style:column-width="0.219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2194in" table:align="left"/>
    </style:style>
    <style:style style:name="Table40.A" style:family="table-column">
      <style:table-column-properties style:column-width="0.2194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2.4278in" table:align="left"/>
    </style:style>
    <style:style style:name="Table41.A" style:family="table-column">
      <style:table-column-properties style:column-width="2.4278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1.3799in" table:align="left"/>
    </style:style>
    <style:style style:name="Table42.A" style:family="table-column">
      <style:table-column-properties style:column-width="1.3799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1.0944in" table:align="left"/>
    </style:style>
    <style:style style:name="Table43.A" style:family="table-column">
      <style:table-column-properties style:column-width="1.0944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1.7771in" table:align="left"/>
    </style:style>
    <style:style style:name="Table44.A" style:family="table-column">
      <style:table-column-properties style:column-width="1.7771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2194in" table:align="left"/>
    </style:style>
    <style:style style:name="Table45.A" style:family="table-column">
      <style:table-column-properties style:column-width="0.2194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1.4403in" table:align="left"/>
    </style:style>
    <style:style style:name="Table46.A" style:family="table-column">
      <style:table-column-properties style:column-width="1.4403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1.1882in" table:align="left"/>
    </style:style>
    <style:style style:name="Table47.A" style:family="table-column">
      <style:table-column-properties style:column-width="1.1882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2194in" table:align="left"/>
    </style:style>
    <style:style style:name="Table48.A" style:family="table-column">
      <style:table-column-properties style:column-width="0.219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2194in" table:align="left"/>
    </style:style>
    <style:style style:name="Table49.A" style:family="table-column">
      <style:table-column-properties style:column-width="0.2194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1.7167in" table:align="left"/>
    </style:style>
    <style:style style:name="Table50.A" style:family="table-column">
      <style:table-column-properties style:column-width="1.7167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2.7306in" table:align="left"/>
    </style:style>
    <style:style style:name="Table51.A" style:family="table-column">
      <style:table-column-properties style:column-width="2.7306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2.7021in" table:align="left"/>
    </style:style>
    <style:style style:name="Table52.A" style:family="table-column">
      <style:table-column-properties style:column-width="2.7021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1.7361in" table:align="left"/>
    </style:style>
    <style:style style:name="Table53.A" style:family="table-column">
      <style:table-column-properties style:column-width="1.7361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1.3917in" table:align="left"/>
    </style:style>
    <style:style style:name="Table54.A" style:family="table-column">
      <style:table-column-properties style:column-width="1.3917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3826in" table:align="left"/>
    </style:style>
    <style:style style:name="Table55.A" style:family="table-column">
      <style:table-column-properties style:column-width="0.3826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2.2243in" table:align="left"/>
    </style:style>
    <style:style style:name="Table56.A" style:family="table-column">
      <style:table-column-properties style:column-width="2.2243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2.3069in" table:align="left"/>
    </style:style>
    <style:style style:name="Table57.A" style:family="table-column">
      <style:table-column-properties style:column-width="2.3069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2.6674in" table:align="left"/>
    </style:style>
    <style:style style:name="Table58.A" style:family="table-column">
      <style:table-column-properties style:column-width="2.6674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2.0667in" table:align="left"/>
    </style:style>
    <style:style style:name="Table59.A" style:family="table-column">
      <style:table-column-properties style:column-width="2.0667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2.8861in" table:align="left"/>
    </style:style>
    <style:style style:name="Table60.A" style:family="table-column">
      <style:table-column-properties style:column-width="2.8861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1.2771in" table:align="left"/>
    </style:style>
    <style:style style:name="Table61.A" style:family="table-column">
      <style:table-column-properties style:column-width="1.2771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9625in" table:align="left"/>
    </style:style>
    <style:style style:name="Table62.A" style:family="table-column">
      <style:table-column-properties style:column-width="0.9625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8854in" table:align="left"/>
    </style:style>
    <style:style style:name="Table63.A" style:family="table-column">
      <style:table-column-properties style:column-width="0.8854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2.2868in" table:align="left"/>
    </style:style>
    <style:style style:name="Table64.A" style:family="table-column">
      <style:table-column-properties style:column-width="2.2868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2.4917in" table:align="left"/>
    </style:style>
    <style:style style:name="Table65.A" style:family="table-column">
      <style:table-column-properties style:column-width="2.4917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2.3806in" table:align="left"/>
    </style:style>
    <style:style style:name="Table66.A" style:family="table-column">
      <style:table-column-properties style:column-width="2.3806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2.0667in" table:align="left"/>
    </style:style>
    <style:style style:name="Table67.A" style:family="table-column">
      <style:table-column-properties style:column-width="2.0667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2.8861in" table:align="left"/>
    </style:style>
    <style:style style:name="Table68.A" style:family="table-column">
      <style:table-column-properties style:column-width="2.8861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1.2771in" table:align="left"/>
    </style:style>
    <style:style style:name="Table69.A" style:family="table-column">
      <style:table-column-properties style:column-width="1.2771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0.9625in" table:align="left"/>
    </style:style>
    <style:style style:name="Table70.A" style:family="table-column">
      <style:table-column-properties style:column-width="0.9625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1.7736in" table:align="left"/>
    </style:style>
    <style:style style:name="Table71.A" style:family="table-column">
      <style:table-column-properties style:column-width="1.7736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4188in" table:align="left"/>
    </style:style>
    <style:style style:name="Table72.A" style:family="table-column">
      <style:table-column-properties style:column-width="0.4188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5535in" table:align="left"/>
    </style:style>
    <style:style style:name="Table73.A" style:family="table-column">
      <style:table-column-properties style:column-width="0.553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2.1076in" table:align="left"/>
    </style:style>
    <style:style style:name="Table74.A" style:family="table-column">
      <style:table-column-properties style:column-width="2.1076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4188in" table:align="left"/>
    </style:style>
    <style:style style:name="Table75.A" style:family="table-column">
      <style:table-column-properties style:column-width="0.4188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0.5535in" table:align="left"/>
    </style:style>
    <style:style style:name="Table76.A" style:family="table-column">
      <style:table-column-properties style:column-width="0.5535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1.9965in" table:align="left"/>
    </style:style>
    <style:style style:name="Table77.A" style:family="table-column">
      <style:table-column-properties style:column-width="1.996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0.4188in" table:align="left"/>
    </style:style>
    <style:style style:name="Table78.A" style:family="table-column">
      <style:table-column-properties style:column-width="0.4188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5535in" table:align="left"/>
    </style:style>
    <style:style style:name="Table79.A" style:family="table-column">
      <style:table-column-properties style:column-width="0.5535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2194in" table:align="left"/>
    </style:style>
    <style:style style:name="Table80.A" style:family="table-column">
      <style:table-column-properties style:column-width="0.2194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1.1792in" table:align="left"/>
    </style:style>
    <style:style style:name="Table81.A" style:family="table-column">
      <style:table-column-properties style:column-width="1.1792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5535in" table:align="left"/>
    </style:style>
    <style:style style:name="Table82.A" style:family="table-column">
      <style:table-column-properties style:column-width="0.5535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9042in" table:align="left"/>
    </style:style>
    <style:style style:name="Table83.A" style:family="table-column">
      <style:table-column-properties style:column-width="0.9042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1.2514in" table:align="left"/>
    </style:style>
    <style:style style:name="Table84.A" style:family="table-column">
      <style:table-column-properties style:column-width="1.2514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1.0903in" table:align="left"/>
    </style:style>
    <style:style style:name="Table85.A" style:family="table-column">
      <style:table-column-properties style:column-width="1.0903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9007in" table:align="left"/>
    </style:style>
    <style:style style:name="Table86.A" style:family="table-column">
      <style:table-column-properties style:column-width="0.9007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2194in" table:align="left"/>
    </style:style>
    <style:style style:name="Table87.A" style:family="table-column">
      <style:table-column-properties style:column-width="0.219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2194in" table:align="left"/>
    </style:style>
    <style:style style:name="Table88.A" style:family="table-column">
      <style:table-column-properties style:column-width="0.219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0.2194in" table:align="left"/>
    </style:style>
    <style:style style:name="Table89.A" style:family="table-column">
      <style:table-column-properties style:column-width="0.2194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1.5549in" table:align="left"/>
    </style:style>
    <style:style style:name="Table90.A" style:family="table-column">
      <style:table-column-properties style:column-width="1.5549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3.0896in" table:align="left"/>
    </style:style>
    <style:style style:name="Table91.A" style:family="table-column">
      <style:table-column-properties style:column-width="3.0896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2194in" table:align="left"/>
    </style:style>
    <style:style style:name="Table92.A" style:family="table-column">
      <style:table-column-properties style:column-width="0.2194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0.5535in" table:align="left"/>
    </style:style>
    <style:style style:name="Table93.A" style:family="table-column">
      <style:table-column-properties style:column-width="0.5535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0.9042in" table:align="left"/>
    </style:style>
    <style:style style:name="Table94.A" style:family="table-column">
      <style:table-column-properties style:column-width="0.9042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1.1701in" table:align="left"/>
    </style:style>
    <style:style style:name="Table95.A" style:family="table-column">
      <style:table-column-properties style:column-width="1.1701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1.0903in" table:align="left"/>
    </style:style>
    <style:style style:name="Table96.A" style:family="table-column">
      <style:table-column-properties style:column-width="1.0903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734in" table:align="left"/>
    </style:style>
    <style:style style:name="Table97.A" style:family="table-column">
      <style:table-column-properties style:column-width="0.734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2194in" table:align="left"/>
    </style:style>
    <style:style style:name="Table98.A" style:family="table-column">
      <style:table-column-properties style:column-width="0.2194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2.8299in" table:align="left"/>
    </style:style>
    <style:style style:name="Table99.A" style:family="table-column">
      <style:table-column-properties style:column-width="2.8299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0.2194in" table:align="left"/>
    </style:style>
    <style:style style:name="Table100.A" style:family="table-column">
      <style:table-column-properties style:column-width="0.2194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1.6764in" table:align="left"/>
    </style:style>
    <style:style style:name="Table101.A" style:family="table-column">
      <style:table-column-properties style:column-width="1.6764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3.0896in" table:align="left"/>
    </style:style>
    <style:style style:name="Table102.A" style:family="table-column">
      <style:table-column-properties style:column-width="3.0896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0.2194in" table:align="left"/>
    </style:style>
    <style:style style:name="Table103.A" style:family="table-column">
      <style:table-column-properties style:column-width="0.2194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0.5535in" table:align="left"/>
    </style:style>
    <style:style style:name="Table104.A" style:family="table-column">
      <style:table-column-properties style:column-width="0.5535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5951in" table:align="left"/>
    </style:style>
    <style:style style:name="Table105.A" style:family="table-column">
      <style:table-column-properties style:column-width="0.5951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2.4083in" table:align="left"/>
    </style:style>
    <style:style style:name="Table106.A" style:family="table-column">
      <style:table-column-properties style:column-width="2.4083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0.5535in" table:align="left"/>
    </style:style>
    <style:style style:name="Table107.A" style:family="table-column">
      <style:table-column-properties style:column-width="0.5535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6472in" table:align="left"/>
    </style:style>
    <style:style style:name="Table108.A" style:family="table-column">
      <style:table-column-properties style:column-width="0.6472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2.8778in" table:align="left"/>
    </style:style>
    <style:style style:name="Table109.A" style:family="table-column">
      <style:table-column-properties style:column-width="2.8778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2194in" table:align="left"/>
    </style:style>
    <style:style style:name="Table110.A" style:family="table-column">
      <style:table-column-properties style:column-width="0.2194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1.1792in" table:align="left"/>
    </style:style>
    <style:style style:name="Table111.A" style:family="table-column">
      <style:table-column-properties style:column-width="1.1792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3.0375in" table:align="left"/>
    </style:style>
    <style:style style:name="Table112.A" style:family="table-column">
      <style:table-column-properties style:column-width="3.0375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2.2944in" table:align="left"/>
    </style:style>
    <style:style style:name="Table113.A" style:family="table-column">
      <style:table-column-properties style:column-width="2.294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2.084in" table:align="left"/>
    </style:style>
    <style:style style:name="Table114.A" style:family="table-column">
      <style:table-column-properties style:column-width="2.084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8313in" table:align="left"/>
    </style:style>
    <style:style style:name="Table115.A" style:family="table-column">
      <style:table-column-properties style:column-width="0.8313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2.2847in" table:align="left"/>
    </style:style>
    <style:style style:name="Table116.A" style:family="table-column">
      <style:table-column-properties style:column-width="2.2847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0.2194in" table:align="left"/>
    </style:style>
    <style:style style:name="Table117.A" style:family="table-column">
      <style:table-column-properties style:column-width="0.2194in"/>
    </style:style>
    <style:style style:name="Table117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570935304224">
          <table:table-cell table:style-name="Table1.A1" office:value-type="string">
            <text:p text:style-name="Table_20_Contents"><text:bookmark text:name="LC1"/>import java.util.Scanner; </text:p>
          </table:table-cell>
        </table:table-row>
      </table:table>
      <table:table table:name="Table2" table:style-name="Table2">
        <table:table-column table:style-name="Table2.A"/>
        <table:table-row table:style-name="TableLine2570935297968">
          <table:table-cell table:style-name="Table2.A1" office:value-type="string">
            <text:p text:style-name="Table_20_Contents"><text:bookmark text:name="LC2"/>import java.util.stream.Stream; </text:p>
          </table:table-cell>
        </table:table-row>
      </table:table>
      <table:table table:name="Table3" table:style-name="Table3">
        <table:table-column table:style-name="Table3.A"/>
        <table:table-row table:style-name="TableLine2570935299328"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 table:style-name="TableLine2570935300144">
          <table:table-cell table:style-name="Table4.A1" office:value-type="string">
            <text:p text:style-name="Table_20_Contents"><text:bookmark text:name="LC4"/>abstract class Emp { </text:p>
          </table:table-cell>
        </table:table-row>
      </table:table>
      <table:table table:name="Table5" table:style-name="Table5">
        <table:table-column table:style-name="Table5.A"/>
        <table:table-row table:style-name="TableLine2570935311024">
          <table:table-cell table:style-name="Table5.A1" office:value-type="string">
            <text:p text:style-name="Table_20_Contents"><text:bookmark text:name="LC5"/>String name, designation; </text:p>
          </table:table-cell>
        </table:table-row>
      </table:table>
      <table:table table:name="Table6" table:style-name="Table6">
        <table:table-column table:style-name="Table6.A"/>
        <table:table-row table:style-name="TableLine2570935317280">
          <table:table-cell table:style-name="Table6.A1" office:value-type="string">
            <text:p text:style-name="Table_20_Contents"><text:bookmark text:name="LC6"/>int age, salary; </text:p>
          </table:table-cell>
        </table:table-row>
      </table:table>
      <table:table table:name="Table7" table:style-name="Table7">
        <table:table-column table:style-name="Table7.A"/>
        <table:table-row table:style-name="TableLine2570935317824">
          <table:table-cell table:style-name="Table7.A1" office:value-type="string">
            <text:p text:style-name="Table_20_Contents"><text:bookmark text:name="LC7"/>Scanner ip = new Scanner(System.in); </text:p>
          </table:table-cell>
        </table:table-row>
      </table:table>
      <table:table table:name="Table8" table:style-name="Table8">
        <table:table-column table:style-name="Table8.A"/>
        <table:table-row table:style-name="TableLine2570935319456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2570935327344">
          <table:table-cell table:style-name="Table9.A1" office:value-type="string">
            <text:p text:style-name="Table_20_Contents"><text:bookmark text:name="LC9"/>public Emp() { </text:p>
          </table:table-cell>
        </table:table-row>
      </table:table>
      <table:table table:name="Table10" table:style-name="Table10">
        <table:table-column table:style-name="Table10.A"/>
        <table:table-row table:style-name="TableLine2570935332784">
          <table:table-cell table:style-name="Table10.A1" office:value-type="string">
            <text:p text:style-name="Table_20_Contents"><text:bookmark text:name="LC10"/>System.out.println("Enter your name"); </text:p>
          </table:table-cell>
        </table:table-row>
      </table:table>
      <table:table table:name="Table11" table:style-name="Table11">
        <table:table-column table:style-name="Table11.A"/>
        <table:table-row table:style-name="TableLine2570935339584">
          <table:table-cell table:style-name="Table11.A1" office:value-type="string">
            <text:p text:style-name="Table_20_Contents"><text:bookmark text:name="LC11"/>name=ip.next(); </text:p>
          </table:table-cell>
        </table:table-row>
      </table:table>
      <table:table table:name="Table12" table:style-name="Table12">
        <table:table-column table:style-name="Table12.A"/>
        <table:table-row table:style-name="TableLine2570935324352">
          <table:table-cell table:style-name="Table12.A1" office:value-type="string">
            <text:p text:style-name="Table_20_Contents"><text:bookmark text:name="LC12"/>System.out.println("Enter age"); </text:p>
          </table:table-cell>
        </table:table-row>
      </table:table>
      <table:table table:name="Table13" table:style-name="Table13">
        <table:table-column table:style-name="Table13.A"/>
        <table:table-row table:style-name="TableLine2570935333328">
          <table:table-cell table:style-name="Table13.A1" office:value-type="string">
            <text:p text:style-name="Table_20_Contents"><text:bookmark text:name="LC13"/>age=ip.nextInt(); </text:p>
          </table:table-cell>
        </table:table-row>
      </table:table>
      <table:table table:name="Table14" table:style-name="Table14">
        <table:table-column table:style-name="Table14.A"/>
        <table:table-row table:style-name="TableLine2570935330064">
          <table:table-cell table:style-name="Table14.A1" office:value-type="string">
            <text:p text:style-name="Table_20_Contents"><text:bookmark text:name="LC14"/>} </text:p>
          </table:table-cell>
        </table:table-row>
      </table:table>
      <table:table table:name="Table15" table:style-name="Table15">
        <table:table-column table:style-name="Table15.A"/>
        <table:table-row table:style-name="TableLine2570935330336">
          <table:table-cell table:style-name="Table15.A1" office:value-type="string">
            <text:p text:style-name="Table_20_Contents"><text:bookmark text:name="LC15"/>public void display(){ </text:p>
          </table:table-cell>
        </table:table-row>
      </table:table>
      <table:table table:name="Table16" table:style-name="Table16">
        <table:table-column table:style-name="Table16.A"/>
        <table:table-row table:style-name="TableLine2570935324624">
          <table:table-cell table:style-name="Table16.A1" office:value-type="string">
            <text:p text:style-name="Table_20_Contents"><text:bookmark text:name="LC16"/>System.out.println("Name"+" "+name); </text:p>
          </table:table-cell>
        </table:table-row>
      </table:table>
      <table:table table:name="Table17" table:style-name="Table17">
        <table:table-column table:style-name="Table17.A"/>
        <table:table-row table:style-name="TableLine2570935328976">
          <table:table-cell table:style-name="Table17.A1" office:value-type="string">
            <text:p text:style-name="Table_20_Contents"><text:bookmark text:name="LC17"/>System.out.println("Age"+" "+age); </text:p>
          </table:table-cell>
        </table:table-row>
      </table:table>
      <table:table table:name="Table18" table:style-name="Table18">
        <table:table-column table:style-name="Table18.A"/>
        <table:table-row table:style-name="TableLine2570935325168">
          <table:table-cell table:style-name="Table18.A1" office:value-type="string">
            <text:p text:style-name="Table_20_Contents"><text:bookmark text:name="LC18"/>System.out.println("Salary"+" "+salary); </text:p>
          </table:table-cell>
        </table:table-row>
      </table:table>
      <table:table table:name="Table19" table:style-name="Table19">
        <table:table-column table:style-name="Table19.A"/>
        <table:table-row table:style-name="TableLine2570935338768">
          <table:table-cell table:style-name="Table19.A1" office:value-type="string">
            <text:p text:style-name="Table_20_Contents"><text:bookmark text:name="LC19"/>System.out.println("Designation"+" "+designation); </text:p>
          </table:table-cell>
        </table:table-row>
      </table:table>
      <table:table table:name="Table20" table:style-name="Table20">
        <table:table-column table:style-name="Table20.A"/>
        <table:table-row table:style-name="TableLine2570935326800">
          <table:table-cell table:style-name="Table20.A1" office:value-type="string">
            <text:p text:style-name="Table_20_Contents"><text:bookmark text:name="LC20"/>} </text:p>
          </table:table-cell>
        </table:table-row>
      </table:table>
      <table:table table:name="Table21" table:style-name="Table21">
        <table:table-column table:style-name="Table21.A"/>
        <table:table-row table:style-name="TableLine2570935334144">
          <table:table-cell table:style-name="Table21.A1" office:value-type="string">
            <text:p text:style-name="Table_20_Contents"><text:bookmark text:name="LC21"/>public abstract void raise(); </text:p>
          </table:table-cell>
        </table:table-row>
      </table:table>
      <table:table table:name="Table22" table:style-name="Table22">
        <table:table-column table:style-name="Table22.A"/>
        <table:table-row table:style-name="TableLine2570935334688">
          <table:table-cell table:style-name="Table22.A1" office:value-type="string">
            <text:p text:style-name="Table_20_Contents"><text:bookmark text:name="LC22"/>} </text:p>
          </table:table-cell>
        </table:table-row>
      </table:table>
      <table:table table:name="Table23" table:style-name="Table23">
        <table:table-column table:style-name="Table23.A"/>
        <table:table-row table:style-name="TableLine2570935336048">
          <table:table-cell table:style-name="Table23.A1" office:value-type="string">
            <text:p text:style-name="Table_20_Contents"><text:bookmark text:name="LC23"/>final class Clerk extends Emp{ </text:p>
          </table:table-cell>
        </table:table-row>
      </table:table>
      <table:table table:name="Table24" table:style-name="Table24">
        <table:table-column table:style-name="Table24.A"/>
        <table:table-row table:style-name="TableLine2570935340944">
          <table:table-cell table:style-name="Table24.A1" office:value-type="string">
            <text:p text:style-name="Table_20_Contents"><text:bookmark text:name="LC24"/>public Clerk(){ </text:p>
          </table:table-cell>
        </table:table-row>
      </table:table>
      <table:table table:name="Table25" table:style-name="Table25">
        <table:table-column table:style-name="Table25.A"/>
        <table:table-row table:style-name="TableLine2570935351008">
          <table:table-cell table:style-name="Table25.A1" office:value-type="string">
            <text:p text:style-name="Table_20_Contents"><text:bookmark text:name="LC25"/>salary=10000; </text:p>
          </table:table-cell>
        </table:table-row>
      </table:table>
      <table:table table:name="Table26" table:style-name="Table26">
        <table:table-column table:style-name="Table26.A"/>
        <table:table-row table:style-name="TableLine2570935348288">
          <table:table-cell table:style-name="Table26.A1" office:value-type="string">
            <text:p text:style-name="Table_20_Contents"><text:bookmark text:name="LC26"/>designation="Clerk"; </text:p>
          </table:table-cell>
        </table:table-row>
      </table:table>
      <table:table table:name="Table27" table:style-name="Table27">
        <table:table-column table:style-name="Table27.A"/>
        <table:table-row table:style-name="TableLine2570935354000">
          <table:table-cell table:style-name="Table27.A1" office:value-type="string">
            <text:p text:style-name="Table_20_Contents"><text:bookmark text:name="LC27"/>} </text:p>
          </table:table-cell>
        </table:table-row>
      </table:table>
      <table:table table:name="Table28" table:style-name="Table28">
        <table:table-column table:style-name="Table28.A"/>
        <table:table-row table:style-name="TableLine2570935348016">
          <table:table-cell table:style-name="Table28.A1" office:value-type="string">
            <text:p text:style-name="Table_20_Contents"><text:bookmark text:name="LC28"/>public void raise(){ </text:p>
          </table:table-cell>
        </table:table-row>
      </table:table>
      <table:table table:name="Table29" table:style-name="Table29">
        <table:table-column table:style-name="Table29.A"/>
        <table:table-row table:style-name="TableLine2570935356448">
          <table:table-cell table:style-name="Table29.A1" office:value-type="string">
            <text:p text:style-name="Table_20_Contents"><text:bookmark text:name="LC29"/>salary+=1000; </text:p>
          </table:table-cell>
        </table:table-row>
      </table:table>
      <table:table table:name="Table30" table:style-name="Table30">
        <table:table-column table:style-name="Table30.A"/>
        <table:table-row table:style-name="TableLine2570935355360">
          <table:table-cell table:style-name="Table30.A1" office:value-type="string">
            <text:p text:style-name="Table_20_Contents"><text:bookmark text:name="LC30"/>} </text:p>
          </table:table-cell>
        </table:table-row>
      </table:table>
      <table:table table:name="Table31" table:style-name="Table31">
        <table:table-column table:style-name="Table31.A"/>
        <table:table-row table:style-name="TableLine2570935350464">
          <table:table-cell table:style-name="Table31.A1" office:value-type="string">
            <text:p text:style-name="Table_20_Contents"><text:bookmark text:name="LC31"/>} </text:p>
          </table:table-cell>
        </table:table-row>
      </table:table>
      <table:table table:name="Table32" table:style-name="Table32">
        <table:table-column table:style-name="Table32.A"/>
        <table:table-row table:style-name="TableLine2570935354816">
          <table:table-cell table:style-name="Table32.A1" office:value-type="string">
            <text:p text:style-name="Table_20_Contents"><text:bookmark text:name="LC32"/>final class Programer extends Emp{ </text:p>
          </table:table-cell>
        </table:table-row>
      </table:table>
      <table:table table:name="Table33" table:style-name="Table33">
        <table:table-column table:style-name="Table33.A"/>
        <table:table-row table:style-name="TableLine2570935344752">
          <table:table-cell table:style-name="Table33.A1" office:value-type="string">
            <text:p text:style-name="Table_20_Contents"><text:bookmark text:name="LC33"/>public Programer(){ </text:p>
          </table:table-cell>
        </table:table-row>
      </table:table>
      <table:table table:name="Table34" table:style-name="Table34">
        <table:table-column table:style-name="Table34.A"/>
        <table:table-row table:style-name="TableLine2570935350736">
          <table:table-cell table:style-name="Table34.A1" office:value-type="string">
            <text:p text:style-name="Table_20_Contents"><text:bookmark text:name="LC34"/>salary=30000; </text:p>
          </table:table-cell>
        </table:table-row>
      </table:table>
      <table:table table:name="Table35" table:style-name="Table35">
        <table:table-column table:style-name="Table35.A"/>
        <table:table-row table:style-name="TableLine2570935345024">
          <table:table-cell table:style-name="Table35.A1" office:value-type="string">
            <text:p text:style-name="Table_20_Contents"><text:bookmark text:name="LC35"/>designation="Programer"; </text:p>
          </table:table-cell>
        </table:table-row>
      </table:table>
      <table:table table:name="Table36" table:style-name="Table36">
        <table:table-column table:style-name="Table36.A"/>
        <table:table-row table:style-name="TableLine2570935344208">
          <table:table-cell table:style-name="Table36.A1" office:value-type="string">
            <text:p text:style-name="Table_20_Contents"><text:bookmark text:name="LC36"/>} </text:p>
          </table:table-cell>
        </table:table-row>
      </table:table>
      <table:table table:name="Table37" table:style-name="Table37">
        <table:table-column table:style-name="Table37.A"/>
        <table:table-row table:style-name="TableLine2570935356992">
          <table:table-cell table:style-name="Table37.A1" office:value-type="string">
            <text:p text:style-name="Table_20_Contents"><text:bookmark text:name="LC37"/>public void raise(){ </text:p>
          </table:table-cell>
        </table:table-row>
      </table:table>
      <table:table table:name="Table38" table:style-name="Table38">
        <table:table-column table:style-name="Table38.A"/>
        <table:table-row table:style-name="TableLine2570935343120">
          <table:table-cell table:style-name="Table38.A1" office:value-type="string">
            <text:p text:style-name="Table_20_Contents"><text:bookmark text:name="LC38"/>salary+=5000; </text:p>
          </table:table-cell>
        </table:table-row>
      </table:table>
      <table:table table:name="Table39" table:style-name="Table39">
        <table:table-column table:style-name="Table39.A"/>
        <table:table-row table:style-name="TableLine2570935343936">
          <table:table-cell table:style-name="Table39.A1" office:value-type="string">
            <text:p text:style-name="Table_20_Contents"><text:bookmark text:name="LC39"/>} </text:p>
          </table:table-cell>
        </table:table-row>
      </table:table>
      <table:table table:name="Table40" table:style-name="Table40">
        <table:table-column table:style-name="Table40.A"/>
        <table:table-row table:style-name="TableLine2570935347472">
          <table:table-cell table:style-name="Table40.A1" office:value-type="string">
            <text:p text:style-name="Table_20_Contents"><text:bookmark text:name="LC40"/>} </text:p>
          </table:table-cell>
        </table:table-row>
      </table:table>
      <table:table table:name="Table41" table:style-name="Table41">
        <table:table-column table:style-name="Table41.A"/>
        <table:table-row table:style-name="TableLine2570935362976">
          <table:table-cell table:style-name="Table41.A1" office:value-type="string">
            <text:p text:style-name="Table_20_Contents"><text:bookmark text:name="LC41"/>final class Manager extends Emp{ </text:p>
          </table:table-cell>
        </table:table-row>
      </table:table>
      <table:table table:name="Table42" table:style-name="Table42">
        <table:table-column table:style-name="Table42.A"/>
        <text:soft-page-break/>
        <table:table-row table:style-name="TableLine2570935365696">
          <table:table-cell table:style-name="Table42.A1" office:value-type="string">
            <text:p text:style-name="Table_20_Contents"><text:bookmark text:name="LC42"/>public Manager(){ </text:p>
          </table:table-cell>
        </table:table-row>
      </table:table>
      <table:table table:name="Table43" table:style-name="Table43">
        <table:table-column table:style-name="Table43.A"/>
        <table:table-row table:style-name="TableLine2570935359440">
          <table:table-cell table:style-name="Table43.A1" office:value-type="string">
            <text:p text:style-name="Table_20_Contents"><text:bookmark text:name="LC43"/>salary=50000; </text:p>
          </table:table-cell>
        </table:table-row>
      </table:table>
      <table:table table:name="Table44" table:style-name="Table44">
        <table:table-column table:style-name="Table44.A"/>
        <table:table-row table:style-name="TableLine2570935367328">
          <table:table-cell table:style-name="Table44.A1" office:value-type="string">
            <text:p text:style-name="Table_20_Contents"><text:bookmark text:name="LC44"/>designation="Manager"; </text:p>
          </table:table-cell>
        </table:table-row>
      </table:table>
      <table:table table:name="Table45" table:style-name="Table45">
        <table:table-column table:style-name="Table45.A"/>
        <table:table-row table:style-name="TableLine2570935360800">
          <table:table-cell table:style-name="Table45.A1" office:value-type="string">
            <text:p text:style-name="Table_20_Contents"><text:bookmark text:name="LC45"/>} </text:p>
          </table:table-cell>
        </table:table-row>
      </table:table>
      <table:table table:name="Table46" table:style-name="Table46">
        <table:table-column table:style-name="Table46.A"/>
        <table:table-row table:style-name="TableLine2570935369232">
          <table:table-cell table:style-name="Table46.A1" office:value-type="string">
            <text:p text:style-name="Table_20_Contents"><text:bookmark text:name="LC46"/>public void raise(){ </text:p>
          </table:table-cell>
        </table:table-row>
      </table:table>
      <table:table table:name="Table47" table:style-name="Table47">
        <table:table-column table:style-name="Table47.A"/>
        <table:table-row table:style-name="TableLine2570935371408">
          <table:table-cell table:style-name="Table47.A1" office:value-type="string">
            <text:p text:style-name="Table_20_Contents"><text:bookmark text:name="LC47"/>salary+=10000; </text:p>
          </table:table-cell>
        </table:table-row>
      </table:table>
      <table:table table:name="Table48" table:style-name="Table48">
        <table:table-column table:style-name="Table48.A"/>
        <table:table-row table:style-name="TableLine2570935365152">
          <table:table-cell table:style-name="Table48.A1" office:value-type="string">
            <text:p text:style-name="Table_20_Contents"><text:bookmark text:name="LC48"/>} </text:p>
          </table:table-cell>
        </table:table-row>
      </table:table>
      <table:table table:name="Table49" table:style-name="Table49">
        <table:table-column table:style-name="Table49.A"/>
        <table:table-row table:style-name="TableLine2570935360256">
          <table:table-cell table:style-name="Table49.A1" office:value-type="string">
            <text:p text:style-name="Table_20_Contents"><text:bookmark text:name="LC49"/>} </text:p>
          </table:table-cell>
        </table:table-row>
      </table:table>
      <table:table table:name="Table50" table:style-name="Table50">
        <table:table-column table:style-name="Table50.A"/>
        <table:table-row table:style-name="TableLine2570935372224">
          <table:table-cell table:style-name="Table50.A1" office:value-type="string">
            <text:p text:style-name="Table_20_Contents"><text:bookmark text:name="LC50"/>public class Employee{ </text:p>
          </table:table-cell>
        </table:table-row>
      </table:table>
      <table:table table:name="Table51" table:style-name="Table51">
        <table:table-column table:style-name="Table51.A"/>
        <table:table-row table:style-name="TableLine2570935367600">
          <table:table-cell table:style-name="Table51.A1" office:value-type="string">
            <text:p text:style-name="Table_20_Contents"><text:bookmark text:name="LC51"/>public static void main(String[] args) { </text:p>
          </table:table-cell>
        </table:table-row>
      </table:table>
      <table:table table:name="Table52" table:style-name="Table52">
        <table:table-column table:style-name="Table52.A"/>
        <table:table-row table:style-name="TableLine2570935370320">
          <table:table-cell table:style-name="Table52.A1" office:value-type="string">
            <text:p text:style-name="Table_20_Contents"><text:bookmark text:name="LC52"/>Scanner ip1=new Scanner(System.in); </text:p>
          </table:table-cell>
        </table:table-row>
      </table:table>
      <table:table table:name="Table53" table:style-name="Table53">
        <table:table-column table:style-name="Table53.A"/>
        <table:table-row table:style-name="TableLine2570935372768">
          <table:table-cell table:style-name="Table53.A1" office:value-type="string">
            <text:p text:style-name="Table_20_Contents"><text:bookmark text:name="LC53"/>Emp[] e=new Emp[10]; </text:p>
          </table:table-cell>
        </table:table-row>
      </table:table>
      <table:table table:name="Table54" table:style-name="Table54">
        <table:table-column table:style-name="Table54.A"/>
        <table:table-row table:style-name="TableLine2570935372496">
          <table:table-cell table:style-name="Table54.A1" office:value-type="string">
            <text:p text:style-name="Table_20_Contents"><text:bookmark text:name="LC54"/>int ch=0,c2=0,i=0; </text:p>
          </table:table-cell>
        </table:table-row>
      </table:table>
      <table:table table:name="Table55" table:style-name="Table55">
        <table:table-column table:style-name="Table55.A"/>
        <table:table-row table:style-name="TableLine2570935362432">
          <table:table-cell table:style-name="Table55.A1" office:value-type="string">
            <text:p text:style-name="Table_20_Contents"><text:bookmark text:name="LC55"/>do{ </text:p>
          </table:table-cell>
        </table:table-row>
      </table:table>
      <table:table table:name="Table56" table:style-name="Table56">
        <table:table-column table:style-name="Table56.A"/>
        <table:table-row table:style-name="TableLine2570935374944">
          <table:table-cell table:style-name="Table56.A1" office:value-type="string">
            <text:p text:style-name="Table_20_Contents"><text:bookmark text:name="LC56"/>System.out.println("1.Create"); </text:p>
          </table:table-cell>
        </table:table-row>
      </table:table>
      <table:table table:name="Table57" table:style-name="Table57">
        <table:table-column table:style-name="Table57.A"/>
        <table:table-row table:style-name="TableLine2570935392624">
          <table:table-cell table:style-name="Table57.A1" office:value-type="string">
            <text:p text:style-name="Table_20_Contents"><text:bookmark text:name="LC57"/>System.out.println("2.Display"); </text:p>
          </table:table-cell>
        </table:table-row>
      </table:table>
      <table:table table:name="Table58" table:style-name="Table58">
        <table:table-column table:style-name="Table58.A"/>
        <table:table-row table:style-name="TableLine2570935385008">
          <table:table-cell table:style-name="Table58.A1" office:value-type="string">
            <text:p text:style-name="Table_20_Contents"><text:bookmark text:name="LC58"/>System.out.println("3.Raise_Salary"); </text:p>
          </table:table-cell>
        </table:table-row>
      </table:table>
      <table:table table:name="Table59" table:style-name="Table59">
        <table:table-column table:style-name="Table59.A"/>
        <table:table-row table:style-name="TableLine2570935380384">
          <table:table-cell table:style-name="Table59.A1" office:value-type="string">
            <text:p text:style-name="Table_20_Contents"><text:bookmark text:name="LC59"/>System.out.println("4.Exit"); </text:p>
          </table:table-cell>
        </table:table-row>
      </table:table>
      <table:table table:name="Table60" table:style-name="Table60">
        <table:table-column table:style-name="Table60.A"/>
        <table:table-row table:style-name="TableLine2570935386640">
          <table:table-cell table:style-name="Table60.A1" office:value-type="string">
            <text:p text:style-name="Table_20_Contents"><text:bookmark text:name="LC60"/>System.out.println("Enter your Choice"); </text:p>
          </table:table-cell>
        </table:table-row>
      </table:table>
      <table:table table:name="Table61" table:style-name="Table61">
        <table:table-column table:style-name="Table61.A"/>
        <table:table-row table:style-name="TableLine2570935387456">
          <table:table-cell table:style-name="Table61.A1" office:value-type="string">
            <text:p text:style-name="Table_20_Contents"><text:bookmark text:name="LC61"/>ch=ip1.nextInt(); </text:p>
          </table:table-cell>
        </table:table-row>
      </table:table>
      <table:table table:name="Table62" table:style-name="Table62">
        <table:table-column table:style-name="Table62.A"/>
        <table:table-row table:style-name="TableLine2570935378752">
          <table:table-cell table:style-name="Table62.A1" office:value-type="string">
            <text:p text:style-name="Table_20_Contents"><text:bookmark text:name="LC62"/>switch (ch){ </text:p>
          </table:table-cell>
        </table:table-row>
      </table:table>
      <table:table table:name="Table63" table:style-name="Table63">
        <table:table-column table:style-name="Table63.A"/>
        <table:table-row table:style-name="TableLine2570935393712">
          <table:table-cell table:style-name="Table63.A1" office:value-type="string">
            <text:p text:style-name="Table_20_Contents"><text:bookmark text:name="LC63"/>case 1: do{ </text:p>
          </table:table-cell>
        </table:table-row>
      </table:table>
      <table:table table:name="Table64" table:style-name="Table64">
        <table:table-column table:style-name="Table64.A"/>
        <table:table-row table:style-name="TableLine2570935382832">
          <table:table-cell table:style-name="Table64.A1" office:value-type="string">
            <text:p text:style-name="Table_20_Contents"><text:bookmark text:name="LC64"/>System.out.println("\n1.Clerk"); </text:p>
          </table:table-cell>
        </table:table-row>
      </table:table>
      <table:table table:name="Table65" table:style-name="Table65">
        <table:table-column table:style-name="Table65.A"/>
        <table:table-row table:style-name="TableLine2570935382288">
          <table:table-cell table:style-name="Table65.A1" office:value-type="string">
            <text:p text:style-name="Table_20_Contents"><text:bookmark text:name="LC65"/>System.out.println("2.Programer"); </text:p>
          </table:table-cell>
        </table:table-row>
      </table:table>
      <table:table table:name="Table66" table:style-name="Table66">
        <table:table-column table:style-name="Table66.A"/>
        <table:table-row table:style-name="TableLine2570935379024">
          <table:table-cell table:style-name="Table66.A1" office:value-type="string">
            <text:p text:style-name="Table_20_Contents"><text:bookmark text:name="LC66"/>System.out.println("3.Manager"); </text:p>
          </table:table-cell>
        </table:table-row>
      </table:table>
      <table:table table:name="Table67" table:style-name="Table67">
        <table:table-column table:style-name="Table67.A"/>
        <table:table-row table:style-name="TableLine2570935377392">
          <table:table-cell table:style-name="Table67.A1" office:value-type="string">
            <text:p text:style-name="Table_20_Contents"><text:bookmark text:name="LC67"/>System.out.println("4.Exit"); </text:p>
          </table:table-cell>
        </table:table-row>
      </table:table>
      <table:table table:name="Table68" table:style-name="Table68">
        <table:table-column table:style-name="Table68.A"/>
        <table:table-row table:style-name="TableLine2570935382016">
          <table:table-cell table:style-name="Table68.A1" office:value-type="string">
            <text:p text:style-name="Table_20_Contents"><text:bookmark text:name="LC68"/>System.out.println("Enter your Choice"); </text:p>
          </table:table-cell>
        </table:table-row>
      </table:table>
      <table:table table:name="Table69" table:style-name="Table69">
        <table:table-column table:style-name="Table69.A"/>
        <table:table-row table:style-name="TableLine2570935383920">
          <table:table-cell table:style-name="Table69.A1" office:value-type="string">
            <text:p text:style-name="Table_20_Contents"><text:bookmark text:name="LC69"/>c2=ip1.nextInt(); </text:p>
          </table:table-cell>
        </table:table-row>
      </table:table>
      <table:table table:name="Table70" table:style-name="Table70">
        <table:table-column table:style-name="Table70.A"/>
        <table:table-row table:style-name="TableLine2570935390992">
          <table:table-cell table:style-name="Table70.A1" office:value-type="string">
            <text:p text:style-name="Table_20_Contents"><text:bookmark text:name="LC70"/>switch (c2){ </text:p>
          </table:table-cell>
        </table:table-row>
      </table:table>
      <table:table table:name="Table71" table:style-name="Table71">
        <table:table-column table:style-name="Table71.A"/>
        <table:table-row table:style-name="TableLine2570935385280">
          <table:table-cell table:style-name="Table71.A1" office:value-type="string">
            <text:p text:style-name="Table_20_Contents"><text:bookmark text:name="LC71"/>case 1:e[i]=new Clerk(); </text:p>
          </table:table-cell>
        </table:table-row>
      </table:table>
      <table:table table:name="Table72" table:style-name="Table72">
        <table:table-column table:style-name="Table72.A"/>
        <table:table-row table:style-name="TableLine2570935391536">
          <table:table-cell table:style-name="Table72.A1" office:value-type="string">
            <text:p text:style-name="Table_20_Contents"><text:bookmark text:name="LC72"/>i++; </text:p>
          </table:table-cell>
        </table:table-row>
      </table:table>
      <table:table table:name="Table73" table:style-name="Table73">
        <table:table-column table:style-name="Table73.A"/>
        <table:table-row table:style-name="TableLine2570935399696">
          <table:table-cell table:style-name="Table73.A1" office:value-type="string">
            <text:p text:style-name="Table_20_Contents"><text:bookmark text:name="LC73"/>break; </text:p>
          </table:table-cell>
        </table:table-row>
      </table:table>
      <table:table table:name="Table74" table:style-name="Table74">
        <table:table-column table:style-name="Table74.A"/>
        <table:table-row table:style-name="TableLine2570935393984">
          <table:table-cell table:style-name="Table74.A1" office:value-type="string">
            <text:p text:style-name="Table_20_Contents"><text:bookmark text:name="LC74"/>case 2:e[i]=new Programer(); </text:p>
          </table:table-cell>
        </table:table-row>
      </table:table>
      <table:table table:name="Table75" table:style-name="Table75">
        <table:table-column table:style-name="Table75.A"/>
        <table:table-row table:style-name="TableLine2570935408400">
          <table:table-cell table:style-name="Table75.A1" office:value-type="string">
            <text:p text:style-name="Table_20_Contents"><text:bookmark text:name="LC75"/>i++; </text:p>
          </table:table-cell>
        </table:table-row>
      </table:table>
      <table:table table:name="Table76" table:style-name="Table76">
        <table:table-column table:style-name="Table76.A"/>
        <table:table-row table:style-name="TableLine2570935399968">
          <table:table-cell table:style-name="Table76.A1" office:value-type="string">
            <text:p text:style-name="Table_20_Contents"><text:bookmark text:name="LC76"/>break; </text:p>
          </table:table-cell>
        </table:table-row>
      </table:table>
      <table:table table:name="Table77" table:style-name="Table77">
        <table:table-column table:style-name="Table77.A"/>
        <table:table-row table:style-name="TableLine2570935408672">
          <table:table-cell table:style-name="Table77.A1" office:value-type="string">
            <text:p text:style-name="Table_20_Contents"><text:bookmark text:name="LC77"/>case 3:e[i]=new Manager(); </text:p>
          </table:table-cell>
        </table:table-row>
      </table:table>
      <table:table table:name="Table78" table:style-name="Table78">
        <table:table-column table:style-name="Table78.A"/>
        <table:table-row table:style-name="TableLine2570935403776">
          <table:table-cell table:style-name="Table78.A1" office:value-type="string">
            <text:p text:style-name="Table_20_Contents"><text:bookmark text:name="LC78"/>i++; </text:p>
          </table:table-cell>
        </table:table-row>
      </table:table>
      <table:table table:name="Table79" table:style-name="Table79">
        <table:table-column table:style-name="Table79.A"/>
        <table:table-row table:style-name="TableLine2570935404592">
          <table:table-cell table:style-name="Table79.A1" office:value-type="string">
            <text:p text:style-name="Table_20_Contents"><text:bookmark text:name="LC79"/>break; </text:p>
          </table:table-cell>
        </table:table-row>
      </table:table>
      <table:table table:name="Table80" table:style-name="Table80">
        <table:table-column table:style-name="Table80.A"/>
        <table:table-row table:style-name="TableLine2570935405408">
          <table:table-cell table:style-name="Table80.A1" office:value-type="string">
            <text:p text:style-name="Table_20_Contents"><text:bookmark text:name="LC80"/>} </text:p>
          </table:table-cell>
        </table:table-row>
      </table:table>
      <table:table table:name="Table81" table:style-name="Table81">
        <table:table-column table:style-name="Table81.A"/>
        <table:table-row table:style-name="TableLine2570935409488">
          <table:table-cell table:style-name="Table81.A1" office:value-type="string">
            <text:p text:style-name="Table_20_Contents"><text:bookmark text:name="LC81"/>}while (c2!=4); </text:p>
          </table:table-cell>
        </table:table-row>
      </table:table>
      <table:table table:name="Table82" table:style-name="Table82">
        <table:table-column table:style-name="Table82.A"/>
        <text:soft-page-break/>
        <table:table-row table:style-name="TableLine2570935400240">
          <table:table-cell table:style-name="Table82.A1" office:value-type="string">
            <text:p text:style-name="Table_20_Contents"><text:bookmark text:name="LC82"/>break; </text:p>
          </table:table-cell>
        </table:table-row>
      </table:table>
      <table:table table:name="Table83" table:style-name="Table83">
        <table:table-column table:style-name="Table83.A"/>
        <table:table-row table:style-name="TableLine2570935401600">
          <table:table-cell table:style-name="Table83.A1" office:value-type="string">
            <text:p text:style-name="Table_20_Contents"><text:bookmark text:name="LC83"/>case 2:try { </text:p>
          </table:table-cell>
        </table:table-row>
      </table:table>
      <table:table table:name="Table84" table:style-name="Table84">
        <table:table-column table:style-name="Table84.A"/>
        <table:table-row table:style-name="TableLine2570935400784">
          <table:table-cell table:style-name="Table84.A1" office:value-type="string">
            <text:p text:style-name="Table_20_Contents"><text:bookmark text:name="LC84"/>for (Emp x : e) { </text:p>
          </table:table-cell>
        </table:table-row>
      </table:table>
      <table:table table:name="Table85" table:style-name="Table85">
        <table:table-column table:style-name="Table85.A"/>
        <table:table-row table:style-name="TableLine2570935401872">
          <table:table-cell table:style-name="Table85.A1" office:value-type="string">
            <text:p text:style-name="Table_20_Contents"><text:bookmark text:name="LC85"/>if (x != null) { </text:p>
          </table:table-cell>
        </table:table-row>
      </table:table>
      <table:table table:name="Table86" table:style-name="Table86">
        <table:table-column table:style-name="Table86.A"/>
        <table:table-row table:style-name="TableLine2570935398608">
          <table:table-cell table:style-name="Table86.A1" office:value-type="string">
            <text:p text:style-name="Table_20_Contents"><text:bookmark text:name="LC86"/>x.display(); </text:p>
          </table:table-cell>
        </table:table-row>
      </table:table>
      <table:table table:name="Table87" table:style-name="Table87">
        <table:table-column table:style-name="Table87.A"/>
        <table:table-row table:style-name="TableLine2570935410304">
          <table:table-cell table:style-name="Table87.A1" office:value-type="string">
            <text:p text:style-name="Table_20_Contents"><text:bookmark text:name="LC87"/>} </text:p>
          </table:table-cell>
        </table:table-row>
      </table:table>
      <table:table table:name="Table88" table:style-name="Table88">
        <table:table-column table:style-name="Table88.A"/>
        <table:table-row table:style-name="TableLine2570935410848">
          <table:table-cell table:style-name="Table88.A1" office:value-type="string">
            <text:p text:style-name="Table_20_Contents"><text:bookmark text:name="LC88"/>} </text:p>
          </table:table-cell>
        </table:table-row>
      </table:table>
      <table:table table:name="Table89" table:style-name="Table89">
        <table:table-column table:style-name="Table89.A"/>
        <table:table-row table:style-name="TableLine2570935422544">
          <table:table-cell table:style-name="Table89.A1" office:value-type="string">
            <text:p text:style-name="Table_20_Contents"><text:bookmark text:name="LC89"/>} </text:p>
          </table:table-cell>
        </table:table-row>
      </table:table>
      <table:table table:name="Table90" table:style-name="Table90">
        <table:table-column table:style-name="Table90.A"/>
        <table:table-row table:style-name="TableLine2570935422816">
          <table:table-cell table:style-name="Table90.A1" office:value-type="string">
            <text:p text:style-name="Table_20_Contents"><text:bookmark text:name="LC90"/>catch(Exception ex){ </text:p>
          </table:table-cell>
        </table:table-row>
      </table:table>
      <table:table table:name="Table91" table:style-name="Table91">
        <table:table-column table:style-name="Table91.A"/>
        <table:table-row table:style-name="TableLine2570935422272">
          <table:table-cell table:style-name="Table91.A1" office:value-type="string">
            <text:p text:style-name="Table_20_Contents"><text:bookmark text:name="LC91"/>System.out.println("\n No Records Found"); </text:p>
          </table:table-cell>
        </table:table-row>
      </table:table>
      <table:table table:name="Table92" table:style-name="Table92">
        <table:table-column table:style-name="Table92.A"/>
        <table:table-row table:style-name="TableLine2570935424176">
          <table:table-cell table:style-name="Table92.A1" office:value-type="string">
            <text:p text:style-name="Table_20_Contents"><text:bookmark text:name="LC92"/>} </text:p>
          </table:table-cell>
        </table:table-row>
      </table:table>
      <table:table table:name="Table93" table:style-name="Table93">
        <table:table-column table:style-name="Table93.A"/>
        <table:table-row table:style-name="TableLine2570935423088">
          <table:table-cell table:style-name="Table93.A1" office:value-type="string">
            <text:p text:style-name="Table_20_Contents"><text:bookmark text:name="LC93"/>break; </text:p>
          </table:table-cell>
        </table:table-row>
      </table:table>
      <table:table table:name="Table94" table:style-name="Table94">
        <table:table-column table:style-name="Table94.A"/>
        <table:table-row table:style-name="TableLine2570935426352">
          <table:table-cell table:style-name="Table94.A1" office:value-type="string">
            <text:p text:style-name="Table_20_Contents"><text:bookmark text:name="LC94"/>case 3: try{ </text:p>
          </table:table-cell>
        </table:table-row>
      </table:table>
      <table:table table:name="Table95" table:style-name="Table95">
        <table:table-column table:style-name="Table95.A"/>
        <table:table-row table:style-name="TableLine2570935415200">
          <table:table-cell table:style-name="Table95.A1" office:value-type="string">
            <text:p text:style-name="Table_20_Contents"><text:bookmark text:name="LC95"/>for (Emp x:e) { </text:p>
          </table:table-cell>
        </table:table-row>
      </table:table>
      <table:table table:name="Table96" table:style-name="Table96">
        <table:table-column table:style-name="Table96.A"/>
        <table:table-row table:style-name="TableLine2570935425808">
          <table:table-cell table:style-name="Table96.A1" office:value-type="string">
            <text:p text:style-name="Table_20_Contents"><text:bookmark text:name="LC96"/>if (x != null) { </text:p>
          </table:table-cell>
        </table:table-row>
      </table:table>
      <table:table table:name="Table97" table:style-name="Table97">
        <table:table-column table:style-name="Table97.A"/>
        <table:table-row table:style-name="TableLine2570935425536">
          <table:table-cell table:style-name="Table97.A1" office:value-type="string">
            <text:p text:style-name="Table_20_Contents"><text:bookmark text:name="LC97"/>x.raise(); </text:p>
          </table:table-cell>
        </table:table-row>
      </table:table>
      <table:table table:name="Table98" table:style-name="Table98">
        <table:table-column table:style-name="Table98.A"/>
        <table:table-row table:style-name="TableLine2570935414656">
          <table:table-cell table:style-name="Table98.A1" office:value-type="string">
            <text:p text:style-name="Table_20_Contents"><text:bookmark text:name="LC98"/>} </text:p>
          </table:table-cell>
        </table:table-row>
      </table:table>
      <table:table table:name="Table99" table:style-name="Table99">
        <table:table-column table:style-name="Table99.A"/>
        <table:table-row table:style-name="TableLine2570935428528">
          <table:table-cell table:style-name="Table99.A1" office:value-type="string">
            <text:p text:style-name="Table_20_Contents"><text:bookmark text:name="LC99"/>System.out.println("\n Salaray Raised"); </text:p>
          </table:table-cell>
        </table:table-row>
      </table:table>
      <table:table table:name="Table100" table:style-name="Table100">
        <table:table-column table:style-name="Table100.A"/>
        <table:table-row table:style-name="TableLine2570935413568">
          <table:table-cell table:style-name="Table100.A1" office:value-type="string">
            <text:p text:style-name="Table_20_Contents"><text:bookmark text:name="LC100"/>} </text:p>
          </table:table-cell>
        </table:table-row>
      </table:table>
      <table:table table:name="Table101" table:style-name="Table101">
        <table:table-column table:style-name="Table101.A"/>
        <table:table-row table:style-name="TableLine2570935421728">
          <table:table-cell table:style-name="Table101.A1" office:value-type="string">
            <text:p text:style-name="Table_20_Contents"><text:bookmark text:name="LC101"/>} catch(Exception ex){ </text:p>
          </table:table-cell>
        </table:table-row>
      </table:table>
      <table:table table:name="Table102" table:style-name="Table102">
        <table:table-column table:style-name="Table102.A"/>
        <table:table-row table:style-name="TableLine2570935414112">
          <table:table-cell table:style-name="Table102.A1" office:value-type="string">
            <text:p text:style-name="Table_20_Contents"><text:bookmark text:name="LC102"/>System.out.println("\n No Records Found"); </text:p>
          </table:table-cell>
        </table:table-row>
      </table:table>
      <table:table table:name="Table103" table:style-name="Table103">
        <table:table-column table:style-name="Table103.A"/>
        <table:table-row table:style-name="TableLine2570935416288">
          <table:table-cell table:style-name="Table103.A1" office:value-type="string">
            <text:p text:style-name="Table_20_Contents"><text:bookmark text:name="LC103"/>} </text:p>
          </table:table-cell>
        </table:table-row>
      </table:table>
      <table:table table:name="Table104" table:style-name="Table104">
        <table:table-column table:style-name="Table104.A"/>
        <table:table-row table:style-name="TableLine2570935419008">
          <table:table-cell table:style-name="Table104.A1" office:value-type="string">
            <text:p text:style-name="Table_20_Contents"><text:bookmark text:name="LC104"/>break; </text:p>
          </table:table-cell>
        </table:table-row>
      </table:table>
      <table:table table:name="Table105" table:style-name="Table105">
        <table:table-column table:style-name="Table105.A"/>
        <table:table-row table:style-name="TableLine2570935441312">
          <table:table-cell table:style-name="Table105.A1" office:value-type="string">
            <text:p text:style-name="Table_20_Contents"><text:bookmark text:name="LC105"/>case 4: </text:p>
          </table:table-cell>
        </table:table-row>
      </table:table>
      <table:table table:name="Table106" table:style-name="Table106">
        <table:table-column table:style-name="Table106.A"/>
        <table:table-row table:style-name="TableLine2570935442944">
          <table:table-cell table:style-name="Table106.A1" office:value-type="string">
            <text:p text:style-name="Table_20_Contents"><text:bookmark text:name="LC106"/>System.out.println("\n Exixting"); </text:p>
          </table:table-cell>
        </table:table-row>
      </table:table>
      <table:table table:name="Table107" table:style-name="Table107">
        <table:table-column table:style-name="Table107.A"/>
        <table:table-row table:style-name="TableLine2570935438048">
          <table:table-cell table:style-name="Table107.A1" office:value-type="string">
            <text:p text:style-name="Table_20_Contents"><text:bookmark text:name="LC107"/>break; </text:p>
          </table:table-cell>
        </table:table-row>
      </table:table>
      <table:table table:name="Table108" table:style-name="Table108">
        <table:table-column table:style-name="Table108.A"/>
        <table:table-row table:style-name="TableLine2570935435872">
          <table:table-cell table:style-name="Table108.A1" office:value-type="string">
            <text:p text:style-name="Table_20_Contents"><text:bookmark text:name="LC108"/>default: </text:p>
          </table:table-cell>
        </table:table-row>
      </table:table>
      <table:table table:name="Table109" table:style-name="Table109">
        <table:table-column table:style-name="Table109.A"/>
        <table:table-row table:style-name="TableLine2570935433424">
          <table:table-cell table:style-name="Table109.A1" office:value-type="string">
            <text:p text:style-name="Table_20_Contents"><text:bookmark text:name="LC109"/>System.out.println("\n Invalid Choice!"); </text:p>
          </table:table-cell>
        </table:table-row>
      </table:table>
      <table:table table:name="Table110" table:style-name="Table110">
        <table:table-column table:style-name="Table110.A"/>
        <table:table-row table:style-name="TableLine2570935432608">
          <table:table-cell table:style-name="Table110.A1" office:value-type="string">
            <text:p text:style-name="Table_20_Contents"><text:bookmark text:name="LC110"/>} </text:p>
          </table:table-cell>
        </table:table-row>
      </table:table>
      <table:table table:name="Table111" table:style-name="Table111">
        <table:table-column table:style-name="Table111.A"/>
        <table:table-row table:style-name="TableLine2570935429616">
          <table:table-cell table:style-name="Table111.A1" office:value-type="string">
            <text:p text:style-name="Table_20_Contents"><text:bookmark text:name="LC111"/>}while (ch!=4); </text:p>
          </table:table-cell>
        </table:table-row>
      </table:table>
      <table:table table:name="Table112" table:style-name="Table112">
        <table:table-column table:style-name="Table112.A"/>
        <table:table-row table:style-name="TableLine2570935429888">
          <table:table-cell table:style-name="Table112.A1" office:value-type="string">
            <text:p text:style-name="Table_20_Contents"><text:bookmark text:name="LC112"/>// Stream&lt;String&gt; Emp=Stream.of(Emp[]); </text:p>
          </table:table-cell>
        </table:table-row>
      </table:table>
      <table:table table:name="Table113" table:style-name="Table113">
        <table:table-column table:style-name="Table113.A"/>
        <table:table-row table:style-name="TableLine2570935438592">
          <table:table-cell table:style-name="Table113.A1" office:value-type="string">
            <text:p text:style-name="Table_20_Contents"><text:bookmark text:name="LC113"/>// Emp.filter(s-&gt;s.contains("C")) </text:p>
          </table:table-cell>
        </table:table-row>
      </table:table>
      <table:table table:name="Table114" table:style-name="Table114">
        <table:table-column table:style-name="Table114.A"/>
        <table:table-row table:style-name="TableLine2570935433968">
          <table:table-cell table:style-name="Table114.A1" office:value-type="string">
            <text:p text:style-name="Table_20_Contents"><text:bookmark text:name="LC114"/>// .map(String::toUpperCase) </text:p>
          </table:table-cell>
        </table:table-row>
      </table:table>
      <table:table table:name="Table115" table:style-name="Table115">
        <table:table-column table:style-name="Table115.A"/>
        <table:table-row table:style-name="TableLine2570935439680">
          <table:table-cell table:style-name="Table115.A1" office:value-type="string">
            <text:p text:style-name="Table_20_Contents"><text:bookmark text:name="LC115"/>// .sorted() </text:p>
          </table:table-cell>
        </table:table-row>
      </table:table>
      <table:table table:name="Table116" table:style-name="Table116">
        <table:table-column table:style-name="Table116.A"/>
        <table:table-row table:style-name="TableLine2570935431248">
          <table:table-cell table:style-name="Table116.A1" office:value-type="string">
            <text:p text:style-name="Table_20_Contents"><text:bookmark text:name="LC116"/>// .forEach(System.out::println); </text:p>
          </table:table-cell>
        </table:table-row>
      </table:table>
      <table:table table:name="Table117" table:style-name="Table117">
        <table:table-column table:style-name="Table117.A"/>
        <table:table-row table:style-name="TableLine2570935442128">
          <table:table-cell table:style-name="Table117.A1" office:value-type="string">
            <text:p text:style-name="Table_20_Contents"><text:bookmark text:name="LC117"/>} </text:p>
          </table:table-cell>
        </table:table-row>
      </table:table>
      <text:p text:style-name="Text_20_body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3:29.164000000</meta:creation-date>
    <dc:date>2021-12-17T12:43:44.195000000</dc:date>
    <meta:editing-duration>PT15S</meta:editing-duration>
    <meta:editing-cycles>1</meta:editing-cycles>
    <meta:generator>LibreOffice/7.1.8.1$Windows_X86_64 LibreOffice_project/e1f30c802c3269a1d052614453f260e49458c82c</meta:generator>
    <meta:document-statistic meta:table-count="117" meta:image-count="0" meta:object-count="0" meta:page-count="3" meta:paragraph-count="116" meta:word-count="233" meta:character-count="2187" meta:non-whitespace-character-count="1954"/>
  </office:meta>
</office:document-meta>
</file>